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890000054393C48AFE692972E1.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2" svg:font-family="'Liberation Serif'"/>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 style:family="graphic" style:parent-style-name="standard">
      <style:graphic-properties draw:stroke="solid" svg:stroke-width="0.209cm" svg:stroke-color="#3465a4" draw:stroke-linejoin="round" svg:stroke-linecap="butt" draw:fill="none" fo:padding-top="0.104cm" fo:padding-bottom="0.104cm" fo:padding-left="0.104cm" fo:padding-right="0.104cm"/>
    </style:style>
    <style:style style:name="gr4" style:family="graphic" style:parent-style-name="standard">
      <style:graphic-properties draw:stroke="none" draw:fill="solid" draw:fill-color="#ff6666"/>
    </style:style>
    <style:style style:name="gr5" style:family="graphic" style:parent-style-name="standard">
      <style:graphic-properties draw:stroke="none" draw:fill="solid" draw:fill-color="#3465a4"/>
    </style:style>
    <style:style style:name="gr6" style:family="graphic" style:parent-style-name="standard">
      <style:graphic-properties draw:stroke="none" draw:fill="solid" draw:fill-color="#729fcf"/>
    </style:style>
    <style:style style:name="gr7" style:family="graphic" style:parent-style-name="standard">
      <style:graphic-properties draw:stroke="none" draw:fill="none" draw:textarea-horizontal-align="left" draw:textarea-vertical-align="top" draw:auto-grow-height="true" draw:auto-grow-width="true" fo:min-height="0.987cm" fo:min-width="0.987cm" fo:padding-top="0cm" fo:padding-bottom="0cm" fo:padding-left="0cm" fo:padding-right="0cm"/>
    </style:style>
    <style:style style:name="gr8" style:family="graphic" style:parent-style-name="standard">
      <style:graphic-properties draw:stroke="solid" svg:stroke-width="0.034cm" svg:stroke-color="#000000" draw:stroke-linejoin="round" svg:stroke-linecap="butt" draw:fill="solid" draw:fill-color="#808080" fo:padding-top="0.017cm" fo:padding-bottom="0.017cm" fo:padding-left="0.017cm" fo:padding-right="0.017cm"/>
    </style:style>
    <style:style style:name="gr9" style:family="graphic" style:parent-style-name="standard">
      <style:graphic-properties draw:stroke="none" draw:fill="solid" draw:fill-color="#808080"/>
    </style:style>
    <style:style style:name="gr10" style:family="graphic" style:parent-style-name="standard">
      <style:graphic-properties draw:stroke="solid" svg:stroke-width="0.034cm" svg:stroke-color="#000000" draw:stroke-linejoin="round" svg:stroke-linecap="butt" draw:fill="none" fo:padding-top="0.017cm" fo:padding-bottom="0.017cm" fo:padding-left="0.017cm" fo:padding-right="0.017cm"/>
    </style:style>
    <style:style style:name="gr11" style:family="graphic" style:parent-style-name="objectwithoutfill">
      <style:graphic-properties svg:stroke-width="0.028cm" svg:stroke-color="#333333" draw:marker-start-width="0.242cm" draw:marker-end-width="0.242cm" draw:fill="none" draw:textarea-horizontal-align="center" draw:textarea-vertical-align="middle" fo:padding-top="0.014cm" fo:padding-bottom="0.014cm" fo:padding-left="0.014cm" fo:padding-right="0.014cm"/>
    </style:style>
    <style:style style:name="gr12" style:family="graphic" style:parent-style-name="standard">
      <style:graphic-properties draw:stroke="none" svg:stroke-color="#000000" draw:fill="none" draw:fill-color="#ffffff" fo:min-height="1.332cm"/>
    </style:style>
    <style:style style:name="gr13" style:family="graphic" style:parent-style-name="standard">
      <style:graphic-properties draw:stroke="none" svg:stroke-color="#000000" draw:fill="none" draw:fill-color="#ffffff" fo:min-height="1.873cm"/>
    </style:style>
    <style:style style:name="gr14" style:family="graphic" style:parent-style-name="standard">
      <style:graphic-properties draw:stroke="none" svg:stroke-color="#000000" draw:fill="none" draw:fill-color="#ffffff" fo:min-height="1.125cm"/>
    </style:style>
    <style:style style:name="gr15" style:family="graphic" style:parent-style-name="objectwithoutfill">
      <style:graphic-properties svg:stroke-color="#cc0000" draw:marker-end="Arrow" draw:marker-end-width="0.3cm" draw:fill="none" draw:textarea-horizontal-align="center" draw:textarea-vertical-align="middle"/>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ff6666"/>
    </style:style>
    <style:style style:name="P4" style:family="paragraph">
      <loext:graphic-properties draw:fill="solid" draw:fill-color="#3465a4"/>
    </style:style>
    <style:style style:name="P5" style:family="paragraph">
      <loext:graphic-properties draw:fill="solid" draw:fill-color="#729fcf"/>
    </style:style>
    <style:style style:name="P6" style:family="paragraph">
      <style:paragraph-properties fo:text-align="start" style:writing-mode="lr-tb"/>
    </style:style>
    <style:style style:name="P7" style:family="paragraph">
      <loext:graphic-properties draw:fill="none"/>
      <style:text-properties fo:font-size="28pt" style:font-size-asian="28pt" style:font-size-complex="28pt"/>
    </style:style>
    <style:style style:name="P8" style:family="paragraph">
      <loext:graphic-properties draw:fill="solid" draw:fill-color="#808080"/>
    </style:style>
    <style:style style:name="P9" style:family="paragraph">
      <loext:graphic-properties draw:fill="none"/>
      <style:paragraph-properties fo:text-align="center"/>
    </style:style>
    <style:style style:name="P10" style:family="paragraph">
      <loext:graphic-properties draw:fill="none" draw:fill-color="#ffffff"/>
    </style:style>
    <style:style style:name="T1" style:family="text">
      <style:text-properties fo:color="#000000" style:font-name="Liberation Serif2" fo:font-size="28pt" style:font-size-asian="28pt" style:font-name-complex="Liberation Serif2"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487cm" svg:height="34.211cm" svg:x="0cm" svg:y="0cm" svg:viewBox="0 0 29488 34212" draw:points="0,0 29488,0 29488,34212 0,34212">
          <text:p/>
        </draw:polygon>
        <draw:polygon draw:style-name="gr1" draw:text-style-name="P1" draw:layer="layout" svg:width="29.487cm" svg:height="34.212cm" svg:x="0cm" svg:y="0cm" svg:viewBox="0 0 29488 34213" draw:points="0,0 29488,0 29488,34213 0,34213">
          <text:p/>
        </draw:polygon>
        <draw:polygon draw:style-name="gr1" draw:text-style-name="P1" draw:layer="layout" svg:width="29.487cm" svg:height="34.214cm" svg:x="0cm" svg:y="0cm" svg:viewBox="0 0 29488 34215" draw:points="0,0 29488,0 29488,34215 0,34215">
          <text:p/>
        </draw:polygon>
        <draw:polygon draw:style-name="gr1" draw:text-style-name="P1" draw:layer="layout" svg:width="29.489cm" svg:height="34.216cm" svg:x="0cm" svg:y="0cm" svg:viewBox="0 0 29490 34217" draw:points="0,0 29490,0 29490,34217 0,34217">
          <text:p/>
        </draw:polygon>
        <draw:frame draw:style-name="gr2" draw:text-style-name="P2" draw:layer="layout" svg:width="29.485cm" svg:height="34.21cm" svg:x="0cm" svg:y="-0.003cm">
          <draw:image xlink:href="Pictures/10000000000004890000054393C48AFE692972E1.jpg" xlink:type="simple" xlink:show="embed" xlink:actuate="onLoad" loext:mime-type="image/jpeg">
            <text:p/>
          </draw:image>
        </draw:frame>
        <draw:line draw:style-name="gr3" draw:text-style-name="P2" draw:layer="layout" svg:x1="13.516cm" svg:y1="16.812cm" svg:x2="13.516cm" svg:y2="16.176cm">
          <text:p/>
        </draw:line>
        <draw:polygon draw:style-name="gr4" draw:text-style-name="P3" draw:layer="layout" svg:width="0.762cm" svg:height="16.511cm" svg:x="13.208cm" svg:y="-0.381cm" svg:viewBox="0 0 763 16512" draw:points="382,16512 0,16512 0,0 763,0 763,16512">
          <text:p/>
        </draw:polygon>
        <draw:line draw:style-name="gr3" draw:text-style-name="P2" draw:layer="layout" svg:x1="13.516cm" svg:y1="15.54cm" svg:x2="13.516cm" svg:y2="14.904cm">
          <text:p/>
        </draw:line>
        <draw:line draw:style-name="gr3" draw:text-style-name="P2" draw:layer="layout" svg:x1="13.516cm" svg:y1="14.268cm" svg:x2="13.516cm" svg:y2="13.632cm">
          <text:p/>
        </draw:line>
        <draw:polygon draw:style-name="gr5" draw:text-style-name="P4" draw:layer="layout" svg:width="0.617cm" svg:height="0.619cm" svg:x="13.208cm" svg:y="12.685cm" svg:viewBox="0 0 618 620" draw:points="0,620 309,0 618,620">
          <text:p/>
        </draw:polygon>
        <draw:line draw:style-name="gr3" draw:text-style-name="P2" draw:layer="layout" svg:x1="13.622cm" svg:y1="16.83cm" svg:x2="12.985cm" svg:y2="16.821cm">
          <text:p/>
        </draw:line>
        <draw:line draw:style-name="gr3" draw:text-style-name="P2" draw:layer="layout" svg:x1="12.351cm" svg:y1="16.818cm" svg:x2="11.712cm" svg:y2="16.808cm">
          <text:p/>
        </draw:line>
        <draw:line draw:style-name="gr3" draw:text-style-name="P2" draw:layer="layout" svg:x1="11.078cm" svg:y1="16.805cm" svg:x2="10.442cm" svg:y2="16.796cm">
          <text:p/>
        </draw:line>
        <draw:polygon draw:style-name="gr5" draw:text-style-name="P4" draw:layer="layout" svg:width="0.621cm" svg:height="0.618cm" svg:x="9.628cm" svg:y="16.486cm" svg:viewBox="0 0 622 619" draw:points="615,619 0,302 622,0">
          <text:p/>
        </draw:polygon>
        <draw:polygon draw:style-name="gr6" draw:text-style-name="P5" draw:layer="layout" svg:width="2.997cm" svg:height="1.716cm" svg:x="4.698cm" svg:y="0.508cm" svg:viewBox="0 0 2998 1717" draw:points="2543,1339 2546,1281 2543,1222 2541,1164 2532,1106 2523,1049 2509,992 2491,935 2474,880 2451,825 2427,772 2399,720 2367,670 2335,621 2298,573 2261,528 2220,484 2177,442 2131,403 2084,365 2035,328 1986,296 1931,265 1879,238 1824,213 1767,191 1709,171 1651,154 1591,140 1530,129 1470,121 1409,116 1348,114 1287,115 1224,119 1164,125 1103,135 1042,147 985,163 927,181 869,202 814,225 759,252 705,280 653,312 604,346 555,384 509,423 465,463 425,506 384,551 347,597 312,645 280,695 252,747 226,799 202,853 182,908 162,964 148,1021 136,1078 128,1136 122,1194 119,1252 121,1311 1,1314 0,1250 3,1186 9,1122 18,1058 32,995 47,933 67,872 90,811 116,752 145,694 177,638 211,583 251,530 292,479 335,430 381,383 428,337 480,294 532,254 586,217 644,183 702,151 763,122 823,96 887,73 950,53 1017,36 1083,23 1149,12 1216,5 1282,1 1351,0 1418,3 1484,8 1550,17 1617,29 1683,44 1747,63 1810,84 1874,109 1934,136 1992,166 2052,200 2108,236 2162,274 2211,315 2263,361 2310,406 2355,454 2396,505 2436,557 2471,611 2506,666 2537,723 2564,782 2589,842 2610,902 2627,964 2642,1027 2653,1090 2662,1154 2667,1218 2668,1282 2665,1346 2998,1365 2581,1717 2211,1321">
          <text:p/>
        </draw:polygon>
        <draw:polygon draw:style-name="gr6" draw:text-style-name="P5" draw:layer="layout" svg:width="2.997cm" svg:height="1.716cm" svg:x="4.571cm" svg:y="30.48cm" svg:viewBox="0 0 2998 1717" draw:points="2543,1339 2546,1281 2543,1220 2541,1162 2532,1104 2523,1047 2509,990 2491,933 2474,878 2451,823 2427,770 2399,718 2367,668 2335,619 2298,571 2261,526 2220,482 2177,440 2131,401 2084,363 2035,328 1986,296 1931,265 1879,238 1824,213 1767,191 1709,171 1651,154 1591,140 1530,129 1470,121 1409,116 1348,114 1287,115 1224,119 1164,125 1103,135 1042,147 985,163 927,181 869,202 814,225 759,252 705,280 653,312 604,346 555,382 509,421 465,461 425,504 384,549 347,595 312,643 280,693 252,745 226,797 202,851 182,906 162,962 148,1019 136,1076 128,1134 122,1192 119,1251 121,1311 1,1314 0,1249 3,1184 9,1120 18,1056 32,993 47,931 67,870 90,809 116,750 145,692 177,636 211,581 251,528 292,477 335,428 381,381 428,337 480,294 532,254 586,217 644,183 702,151 763,122 823,96 887,73 950,53 1017,36 1083,23 1149,12 1216,5 1282,1 1351,0 1418,3 1484,8 1550,17 1617,29 1683,44 1747,63 1810,84 1874,109 1934,136 1992,166 2052,200 2108,236 2162,274 2211,315 2263,359 2310,404 2355,452 2396,503 2436,555 2471,609 2506,664 2537,721 2564,780 2589,840 2610,900 2627,962 2642,1025 2653,1088 2662,1152 2667,1216 2668,1282 2665,1346 2998,1365 2581,1717 2211,1321">
          <text:p/>
        </draw:polygon>
        <draw:polygon draw:style-name="gr6" draw:text-style-name="P5" draw:layer="layout" svg:width="2.999cm" svg:height="1.716cm" svg:x="19.353cm" svg:y="30.607cm" svg:viewBox="0 0 3000 1717" draw:points="457,1339 454,1281 454,1222 460,1164 466,1105 477,1047 489,990 506,933 526,878 547,823 572,770 601,718 633,668 664,619 700,571 739,526 780,482 821,440 867,401 916,363 965,328 1014,296 1066,265 1120,238 1175,213 1233,191 1291,171 1349,154 1409,140 1470,129 1530,121 1591,116 1652,114 1712,115 1773,119 1834,125 1897,135 1955,147 2015,163 2073,181 2131,202 2186,225 2240,252 2293,280 2345,312 2396,346 2443,382 2489,421 2535,461 2575,504 2616,549 2651,595 2685,643 2717,693 2746,745 2774,797 2797,851 2818,906 2835,962 2850,1019 2864,1076 2873,1135 2876,1194 2879,1252 2878,1311 3000,1314 3000,1250 2997,1186 2991,1121 2980,1056 2968,993 2951,931 2931,870 2908,809 2882,750 2853,692 2821,636 2786,581 2748,528 2708,477 2665,428 2619,381 2570,337 2520,294 2466,254 2411,217 2356,183 2296,151 2238,122 2174,96 2111,73 2047,53 1984,36 1917,23 1851,12 1784,5 1716,1 1649,0 1582,3 1516,8 1447,17 1381,29 1317,44 1251,63 1187,84 1126,109 1066,136 1005,166 947,200 892,236 838,274 786,315 737,359 690,404 644,452 604,503 563,555 526,609 494,664 462,721 434,780 410,840 390,900 373,962 356,1025 347,1088 338,1154 333,1218 333,1282 333,1346 0,1365 417,1717 789,1321">
          <text:p/>
        </draw:polygon>
        <draw:frame draw:style-name="gr7" draw:text-style-name="P7" draw:layer="layout" svg:width="0.987cm" svg:height="1.094cm" svg:x="13.303cm" svg:y="11.46cm">
          <draw:text-box>
            <text:p text:style-name="P6"><text:span text:style-name="T1">x</text:span></text:p>
          </draw:text-box>
        </draw:frame>
        <draw:path draw:style-name="gr8" draw:text-style-name="P8" draw:layer="layout" svg:width="0.254cm" svg:height="0.254cm" svg:x="20.906cm" svg:y="2.08cm" svg:viewBox="0 0 255 255" svg:d="M128 0c72 0 127 55 127 128 0 72-55 127-127 127s-128-55-128-127c0-73 56-128 128-128z">
          <text:p/>
        </draw:path>
        <draw:path draw:style-name="gr8" draw:text-style-name="P8" draw:layer="layout" svg:width="0.254cm" svg:height="0.254cm" svg:x="20.906cm" svg:y="1.275cm" svg:viewBox="0 0 255 255" svg:d="M128 0c72 0 127 55 127 128 0 72-55 127-127 127s-128-55-128-127c0-73 56-128 128-128z">
          <text:p/>
        </draw:path>
        <draw:path draw:style-name="gr9" draw:text-style-name="P8" draw:layer="layout" svg:width="0.254cm" svg:height="0.254cm" svg:x="5.893cm" svg:y="2.098cm" svg:viewBox="0 0 255 255" svg:d="M128 0c73 0 127 55 127 128 0 72-54 127-127 127s-128-55-128-127c0-73 55-128 128-128z">
          <text:p/>
        </draw:path>
        <draw:path draw:style-name="gr10" draw:text-style-name="P2" draw:layer="layout" svg:width="0.254cm" svg:height="0.254cm" svg:x="5.893cm" svg:y="2.098cm" svg:viewBox="0 0 255 255" svg:d="M128 0c73 0 127 55 127 128 0 72-54 127-127 127s-128-55-128-127c0-73 55-128 128-128z">
          <text:p/>
        </draw:path>
        <draw:path draw:style-name="gr8" draw:text-style-name="P8" draw:layer="layout" svg:width="0.254cm" svg:height="0.254cm" svg:x="5.893cm" svg:y="1.293cm" svg:viewBox="0 0 255 255" svg:d="M128 0c73 0 127 55 127 128 0 72-54 127-127 127s-128-55-128-127c0-73 55-128 128-128z">
          <text:p/>
        </draw:path>
        <draw:path draw:style-name="gr8" draw:text-style-name="P8" draw:layer="layout" svg:width="0.254cm" svg:height="0.254cm" svg:x="20.484cm" svg:y="31.674cm" svg:viewBox="0 0 255 255" svg:d="M255 129c-2 72-59 127-131 126s-126-58-124-130c0-72 57-126 129-125 71 1 126 57 126 129z">
          <text:p/>
        </draw:path>
        <draw:path draw:style-name="gr8" draw:text-style-name="P8" draw:layer="layout" svg:width="0.254cm" svg:height="0.254cm" svg:x="21.289cm" svg:y="31.687cm" svg:viewBox="0 0 255 255" svg:d="M255 129c-2 73-57 127-131 126-72-1-126-57-124-130 0-72 56-126 128-125 73 1 127 57 127 129z">
          <text:p/>
        </draw:path>
        <draw:path draw:style-name="gr8" draw:text-style-name="P8" draw:layer="layout" svg:width="0.254cm" svg:height="0.254cm" svg:x="5.509cm" svg:y="31.694cm" svg:viewBox="0 0 255 255" svg:d="M255 127c0 73-55 128-128 128-72 0-127-55-127-128 0-72 55-127 127-127 73 0 128 55 128 127z">
          <text:p/>
        </draw:path>
        <draw:path draw:style-name="gr8" draw:text-style-name="P8" draw:layer="layout" svg:width="0.254cm" svg:height="0.254cm" svg:x="6.314cm" svg:y="31.694cm" svg:viewBox="0 0 255 255" svg:d="M255 127c0 73-56 128-128 128s-127-55-127-128c0-72 55-127 127-127s128 55 128 127z">
          <text:p/>
        </draw:path>
        <draw:frame draw:style-name="gr7" draw:text-style-name="P7" draw:layer="layout" svg:width="0.987cm" svg:height="1.094cm" svg:x="8.89cm" svg:y="16.194cm">
          <draw:text-box>
            <text:p text:style-name="P6"><text:span text:style-name="T1">y</text:span></text:p>
          </draw:text-box>
        </draw:frame>
        <draw:line draw:style-name="gr11" draw:text-style-name="P9" draw:layer="layout" svg:x1="10.013cm" svg:y1="9.916cm" svg:x2="10.013cm" svg:y2="-0.889cm">
          <text:p/>
        </draw:line>
        <draw:line draw:style-name="gr11" draw:text-style-name="P9" draw:layer="layout" svg:x1="19.685cm" svg:y1="10.17cm" svg:x2="19.685cm" svg:y2="-0.635cm">
          <text:p/>
        </draw:line>
        <draw:polygon draw:style-name="gr6" draw:text-style-name="P5" draw:layer="layout" svg:width="2.999cm" svg:height="1.716cm" svg:x="19.353cm" svg:y="0.635cm" svg:viewBox="0 0 3000 1717" draw:points="454,1339 454,1281 454,1222 457,1164 465,1106 477,1049 488,992 506,935 526,880 546,825 572,772 601,720 630,670 664,621 699,573 737,528 780,484 820,442 866,403 913,365 962,330 1014,298 1066,267 1120,240 1175,213 1231,191 1291,171 1349,154 1407,140 1467,129 1528,121 1589,116 1652,114 1712,115 1773,119 1833,125 1894,135 1955,147 2013,163 2071,181 2128,202 2186,227 2240,254 2292,282 2344,314 2394,348 2442,384 2489,423 2532,463 2573,506 2613,551 2650,597 2685,645 2717,695 2746,747 2772,799 2797,853 2818,908 2835,964 2849,1021 2861,1078 2870,1136 2875,1194 2878,1252 2878,1311 2997,1314 3000,1250 2997,1186 2991,1122 2979,1058 2968,995 2950,933 2930,872 2907,811 2881,752 2852,694 2821,638 2786,583 2748,530 2706,479 2665,430 2619,383 2569,339 2518,296 2466,256 2411,217 2353,183 2295,151 2235,122 2174,96 2111,73 2047,53 1981,36 1915,23 1851,12 1782,5 1715,1 1649,0 1580,3 1513,8 1447,17 1380,29 1314,44 1250,63 1187,84 1124,109 1063,136 1005,166 947,200 890,238 838,276 786,317 737,361 688,406 644,454 601,505 563,557 526,611 492,666 462,723 434,782 410,842 388,902 370,964 356,1027 344,1090 336,1154 333,1218 330,1282 333,1346 0,1365 416,1717 786,1321">
          <text:p/>
        </draw:polygon>
        <draw:frame draw:style-name="gr12" draw:text-style-name="P10" draw:layer="layout" svg:width="2.159cm" svg:height="1.332cm" svg:x="4.953cm" svg:y="32.577cm">
          <draw:text-box>
            <text:p>Rotor</text:p>
          </draw:text-box>
        </draw:frame>
        <draw:frame draw:style-name="gr12" draw:text-style-name="P10" draw:layer="layout" svg:width="2.159cm" svg:height="1.332cm" svg:x="20.066cm" svg:y="32.766cm">
          <draw:text-box>
            <text:p>Rotor</text:p>
          </draw:text-box>
        </draw:frame>
        <draw:frame draw:style-name="gr12" draw:text-style-name="P10" draw:layer="layout" svg:width="2.159cm" svg:height="1.332cm" svg:x="4.953cm" svg:y="2.921cm">
          <draw:text-box>
            <text:p>Rotor</text:p>
          </draw:text-box>
        </draw:frame>
        <draw:frame draw:style-name="gr12" draw:text-style-name="P10" draw:layer="layout" svg:width="2.159cm" svg:height="1.332cm" svg:x="20.574cm" svg:y="2.794cm">
          <draw:text-box>
            <text:p>Rotor</text:p>
          </draw:text-box>
        </draw:frame>
        <draw:frame draw:style-name="gr13" draw:text-style-name="P10" draw:layer="layout" svg:width="3.81cm" svg:height="1.873cm" svg:x="12.065cm" svg:y="18.034cm">
          <draw:text-box>
            <text:p>Test Mass</text:p>
          </draw:text-box>
        </draw:frame>
        <draw:frame draw:style-name="gr14" draw:text-style-name="P10" draw:layer="layout" svg:width="8.382cm" svg:height="1.125cm" svg:x="9.271cm" svg:y="30.988cm">
          <draw:text-box>
            <text:p>Ground Level Pier Foot</text:p>
          </draw:text-box>
        </draw:frame>
        <draw:line draw:style-name="gr15" draw:text-style-name="P9" draw:layer="layout" svg:x1="9.017cm" svg:y1="30.988cm" svg:x2="7.493cm" svg:y2="30.09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2" svg:font-family="'Liberation Serif'"/>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1cm" fo:margin-left="0cm" fo:margin-right="0cm" fo:page-width="29.489cm" fo:page-height="34.21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2-11-21T11:11:28.594858617</dc:date>
    <meta:editing-duration>PT5M56S</meta:editing-duration>
    <meta:editing-cycles>1</meta:editing-cycles>
    <meta:document-statistic meta:object-count="38"/>
    <meta:generator>LibreOffice/6.1.5.2$Linux_X86_64 LibreOffice_project/10$Build-2</meta:generator>
  </office:meta>
</office:document-meta>
</file>